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السُّورَة</text:p>
          </table:table-cell>
          <table:table-cell table:style-name="ce3" office:value-type="string" calcext:value-type="string">
            <text:p>رَقمهَا<text:a xlink:href="https://ar.wikipedia.org/wiki/قائمة_سور_القرآن_الكريم#cite_note-quran.al-islam.com-11" xlink:type="simple">[10]</text:a></text:p>
          </table:table-cell>
          <table:table-cell office:value-type="string" calcext:value-type="string">
            <text:p>(‘</text:p>
          </table:table-cell>
          <table:table-cell office:value-type="string" calcext:value-type="string">
            <text:p>'),</text:p>
          </table:table-cell>
        </table:table-row>
        <table:table-row table:style-name="ro2">
          <table:table-cell office:value-type="string" calcext:value-type="string">
            <text:p><text:a xlink:href="https://ar.wikipedia.org/wiki/سورة_الفاتحة" xlink:type="simple">الفَاتِحَة</text:a></text:p>
          </table:table-cell>
          <table:table-cell office:value-type="float" office:value="1" calcext:value-type="float">
            <text:p>1</text:p>
          </table:table-cell>
          <table:table-cell table:formula="of:=CONCATENATE([.$C$1];[.A2];[.$D$1])" office:value-type="string" office:string-value="(‘الفَاتِحَة')," calcext:value-type="string">
            <text:p>(‘الفَاتِحَة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بقرة" xlink:type="simple">البَقَرَة</text:a></text:p>
          </table:table-cell>
          <table:table-cell office:value-type="float" office:value="2" calcext:value-type="float">
            <text:p>2</text:p>
          </table:table-cell>
          <table:table-cell table:formula="of:=CONCATENATE([.$C$1];[.A3];[.$D$1])" office:value-type="string" office:string-value="(‘البَقَرَة')," calcext:value-type="string">
            <text:p>(‘البَقَرَة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آل_عمران" xlink:type="simple">آل عِمرَان</text:a></text:p>
          </table:table-cell>
          <table:table-cell office:value-type="float" office:value="3" calcext:value-type="float">
            <text:p>3</text:p>
          </table:table-cell>
          <table:table-cell table:formula="of:=CONCATENATE([.$C$1];[.A4];[.$D$1])" office:value-type="string" office:string-value="(‘آل عِمرَان')," calcext:value-type="string">
            <text:p>(‘آل عِمرَان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نساء" xlink:type="simple">النِّسَاء</text:a></text:p>
          </table:table-cell>
          <table:table-cell office:value-type="float" office:value="4" calcext:value-type="float">
            <text:p>4</text:p>
          </table:table-cell>
          <table:table-cell table:formula="of:=CONCATENATE([.$C$1];[.A5];[.$D$1])" office:value-type="string" office:string-value="(‘النِّسَاء')," calcext:value-type="string">
            <text:p>(‘النِّسَاء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مائدة" xlink:type="simple">المَائدة</text:a></text:p>
          </table:table-cell>
          <table:table-cell office:value-type="float" office:value="5" calcext:value-type="float">
            <text:p>5</text:p>
          </table:table-cell>
          <table:table-cell table:formula="of:=CONCATENATE([.$C$1];[.A6];[.$D$1])" office:value-type="string" office:string-value="(‘المَائدة')," calcext:value-type="string">
            <text:p>(‘المَائدة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أنعام" xlink:type="simple">الأنعَام</text:a></text:p>
          </table:table-cell>
          <table:table-cell office:value-type="float" office:value="6" calcext:value-type="float">
            <text:p>6</text:p>
          </table:table-cell>
          <table:table-cell table:formula="of:=CONCATENATE([.$C$1];[.A7];[.$D$1])" office:value-type="string" office:string-value="(‘الأنعَام')," calcext:value-type="string">
            <text:p>(‘الأنعَام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أعراف" xlink:type="simple">الأعرَاف</text:a></text:p>
          </table:table-cell>
          <table:table-cell office:value-type="float" office:value="7" calcext:value-type="float">
            <text:p>7</text:p>
          </table:table-cell>
          <table:table-cell table:formula="of:=CONCATENATE([.$C$1];[.A8];[.$D$1])" office:value-type="string" office:string-value="(‘الأعرَاف')," calcext:value-type="string">
            <text:p>(‘الأعرَاف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أنفال" xlink:type="simple">الأنفَال</text:a></text:p>
          </table:table-cell>
          <table:table-cell office:value-type="float" office:value="8" calcext:value-type="float">
            <text:p>8</text:p>
          </table:table-cell>
          <table:table-cell table:formula="of:=CONCATENATE([.$C$1];[.A9];[.$D$1])" office:value-type="string" office:string-value="(‘الأنفَال')," calcext:value-type="string">
            <text:p>(‘الأنفَال'),</text:p>
          </table:table-cell>
          <table:table-cell/>
        </table:table-row>
        <table:table-row table:style-name="ro2">
          <table:table-cell office:value-type="string" calcext:value-type="string">
            <text:p><text:a xlink:href="https://ar.wikipedia.org/wiki/سورة_التوبة" xlink:type="simple">التوبَة</text:a></text:p>
          </table:table-cell>
          <table:table-cell office:value-type="float" office:value="9" calcext:value-type="float">
            <text:p>9</text:p>
          </table:table-cell>
          <table:table-cell table:formula="of:=CONCATENATE([.$C$1];[.A10];[.$D$1])" office:value-type="string" office:string-value="(‘التوبَة')," calcext:value-type="string">
            <text:p>(‘التوبَة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يونس" xlink:type="simple">يُونس</text:a></text:p>
          </table:table-cell>
          <table:table-cell office:value-type="float" office:value="10" calcext:value-type="float">
            <text:p>10</text:p>
          </table:table-cell>
          <table:table-cell table:formula="of:=CONCATENATE([.$C$1];[.A11];[.$D$1])" office:value-type="string" office:string-value="(‘يُونس')," calcext:value-type="string">
            <text:p>(‘يُونس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هود" xlink:type="simple">هُود</text:a></text:p>
          </table:table-cell>
          <table:table-cell office:value-type="float" office:value="11" calcext:value-type="float">
            <text:p>11</text:p>
          </table:table-cell>
          <table:table-cell table:formula="of:=CONCATENATE([.$C$1];[.A12];[.$D$1])" office:value-type="string" office:string-value="(‘هُود')," calcext:value-type="string">
            <text:p>(‘هُود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يوسف" xlink:type="simple">يُوسُف</text:a></text:p>
          </table:table-cell>
          <table:table-cell office:value-type="float" office:value="12" calcext:value-type="float">
            <text:p>12</text:p>
          </table:table-cell>
          <table:table-cell table:formula="of:=CONCATENATE([.$C$1];[.A13];[.$D$1])" office:value-type="string" office:string-value="(‘يُوسُف')," calcext:value-type="string">
            <text:p>(‘يُوسُف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رعد" xlink:type="simple">الرَّعْد</text:a></text:p>
          </table:table-cell>
          <table:table-cell office:value-type="float" office:value="13" calcext:value-type="float">
            <text:p>13</text:p>
          </table:table-cell>
          <table:table-cell table:formula="of:=CONCATENATE([.$C$1];[.A14];[.$D$1])" office:value-type="string" office:string-value="(‘الرَّعْد')," calcext:value-type="string">
            <text:p>(‘الرَّعْد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إبراهيم" xlink:type="simple">إبراهِيم</text:a></text:p>
          </table:table-cell>
          <table:table-cell office:value-type="float" office:value="14" calcext:value-type="float">
            <text:p>14</text:p>
          </table:table-cell>
          <table:table-cell table:formula="of:=CONCATENATE([.$C$1];[.A15];[.$D$1])" office:value-type="string" office:string-value="(‘إبراهِيم')," calcext:value-type="string">
            <text:p>(‘إبراهِيم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حجر" xlink:type="simple">الحِجْر</text:a></text:p>
          </table:table-cell>
          <table:table-cell office:value-type="float" office:value="15" calcext:value-type="float">
            <text:p>15</text:p>
          </table:table-cell>
          <table:table-cell table:formula="of:=CONCATENATE([.$C$1];[.A16];[.$D$1])" office:value-type="string" office:string-value="(‘الحِجْر')," calcext:value-type="string">
            <text:p>(‘الحِجْر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نحل" xlink:type="simple">النَّحْل</text:a></text:p>
          </table:table-cell>
          <table:table-cell office:value-type="float" office:value="16" calcext:value-type="float">
            <text:p>16</text:p>
          </table:table-cell>
          <table:table-cell table:formula="of:=CONCATENATE([.$C$1];[.A17];[.$D$1])" office:value-type="string" office:string-value="(‘النَّحْل')," calcext:value-type="string">
            <text:p>(‘النَّحْل'),</text:p>
          </table:table-cell>
          <table:table-cell/>
        </table:table-row>
        <table:table-row table:style-name="ro2">
          <table:table-cell office:value-type="string" calcext:value-type="string">
            <text:p><text:a xlink:href="https://ar.wikipedia.org/wiki/سورة_الإسراء" xlink:type="simple">الإسْرَاء</text:a></text:p>
          </table:table-cell>
          <table:table-cell office:value-type="float" office:value="17" calcext:value-type="float">
            <text:p>17</text:p>
          </table:table-cell>
          <table:table-cell table:formula="of:=CONCATENATE([.$C$1];[.A18];[.$D$1])" office:value-type="string" office:string-value="(‘الإسْرَاء')," calcext:value-type="string">
            <text:p>(‘الإسْرَاء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كهف" xlink:type="simple">الكهْف</text:a></text:p>
          </table:table-cell>
          <table:table-cell office:value-type="float" office:value="18" calcext:value-type="float">
            <text:p>18</text:p>
          </table:table-cell>
          <table:table-cell table:formula="of:=CONCATENATE([.$C$1];[.A19];[.$D$1])" office:value-type="string" office:string-value="(‘الكهْف')," calcext:value-type="string">
            <text:p>(‘الكهْف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مريم" xlink:type="simple">مَريَم</text:a></text:p>
          </table:table-cell>
          <table:table-cell office:value-type="float" office:value="19" calcext:value-type="float">
            <text:p>19</text:p>
          </table:table-cell>
          <table:table-cell table:formula="of:=CONCATENATE([.$C$1];[.A20];[.$D$1])" office:value-type="string" office:string-value="(‘مَريَم')," calcext:value-type="string">
            <text:p>(‘مَريَم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طه" xlink:type="simple">طه</text:a></text:p>
          </table:table-cell>
          <table:table-cell office:value-type="float" office:value="20" calcext:value-type="float">
            <text:p>20</text:p>
          </table:table-cell>
          <table:table-cell table:formula="of:=CONCATENATE([.$C$1];[.A21];[.$D$1])" office:value-type="string" office:string-value="(‘طه')," calcext:value-type="string">
            <text:p>(‘طه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أنبياء" xlink:type="simple">الأنبيَاء</text:a></text:p>
          </table:table-cell>
          <table:table-cell office:value-type="float" office:value="21" calcext:value-type="float">
            <text:p>21</text:p>
          </table:table-cell>
          <table:table-cell table:formula="of:=CONCATENATE([.$C$1];[.A22];[.$D$1])" office:value-type="string" office:string-value="(‘الأنبيَاء')," calcext:value-type="string">
            <text:p>(‘الأنبيَاء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حج" xlink:type="simple">الحَج</text:a></text:p>
          </table:table-cell>
          <table:table-cell office:value-type="float" office:value="22" calcext:value-type="float">
            <text:p>22</text:p>
          </table:table-cell>
          <table:table-cell table:formula="of:=CONCATENATE([.$C$1];[.A23];[.$D$1])" office:value-type="string" office:string-value="(‘الحَج')," calcext:value-type="string">
            <text:p>(‘الحَج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مؤمنون" xlink:type="simple">المُؤمنون</text:a></text:p>
          </table:table-cell>
          <table:table-cell office:value-type="float" office:value="23" calcext:value-type="float">
            <text:p>23</text:p>
          </table:table-cell>
          <table:table-cell table:formula="of:=CONCATENATE([.$C$1];[.A24];[.$D$1])" office:value-type="string" office:string-value="(‘المُؤمنون')," calcext:value-type="string">
            <text:p>(‘المُؤمنون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نور" xlink:type="simple">النُّور</text:a></text:p>
          </table:table-cell>
          <table:table-cell office:value-type="float" office:value="24" calcext:value-type="float">
            <text:p>24</text:p>
          </table:table-cell>
          <table:table-cell table:formula="of:=CONCATENATE([.$C$1];[.A25];[.$D$1])" office:value-type="string" office:string-value="(‘النُّور')," calcext:value-type="string">
            <text:p>(‘النُّور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فرقان" xlink:type="simple">الفُرْقان</text:a></text:p>
          </table:table-cell>
          <table:table-cell office:value-type="float" office:value="25" calcext:value-type="float">
            <text:p>25</text:p>
          </table:table-cell>
          <table:table-cell table:formula="of:=CONCATENATE([.$C$1];[.A26];[.$D$1])" office:value-type="string" office:string-value="(‘الفُرْقان')," calcext:value-type="string">
            <text:p>(‘الفُرْقان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شعراء" xlink:type="simple">الشُّعَرَاء</text:a></text:p>
          </table:table-cell>
          <table:table-cell office:value-type="float" office:value="26" calcext:value-type="float">
            <text:p>26</text:p>
          </table:table-cell>
          <table:table-cell table:formula="of:=CONCATENATE([.$C$1];[.A27];[.$D$1])" office:value-type="string" office:string-value="(‘الشُّعَرَاء')," calcext:value-type="string">
            <text:p>(‘الشُّعَرَاء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نمل" xlink:type="simple">النَّمْل</text:a></text:p>
          </table:table-cell>
          <table:table-cell office:value-type="float" office:value="27" calcext:value-type="float">
            <text:p>27</text:p>
          </table:table-cell>
          <table:table-cell table:formula="of:=CONCATENATE([.$C$1];[.A28];[.$D$1])" office:value-type="string" office:string-value="(‘النَّمْل')," calcext:value-type="string">
            <text:p>(‘النَّمْل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قصص" xlink:type="simple">القَصَص</text:a></text:p>
          </table:table-cell>
          <table:table-cell office:value-type="float" office:value="28" calcext:value-type="float">
            <text:p>28</text:p>
          </table:table-cell>
          <table:table-cell table:formula="of:=CONCATENATE([.$C$1];[.A29];[.$D$1])" office:value-type="string" office:string-value="(‘القَصَص')," calcext:value-type="string">
            <text:p>(‘القَصَص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عنكبوت" xlink:type="simple">العَنكبوت</text:a></text:p>
          </table:table-cell>
          <table:table-cell office:value-type="float" office:value="29" calcext:value-type="float">
            <text:p>29</text:p>
          </table:table-cell>
          <table:table-cell table:formula="of:=CONCATENATE([.$C$1];[.A30];[.$D$1])" office:value-type="string" office:string-value="(‘العَنكبوت')," calcext:value-type="string">
            <text:p>(‘العَنكبوت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روم" xlink:type="simple">الرُّوم</text:a></text:p>
          </table:table-cell>
          <table:table-cell office:value-type="float" office:value="30" calcext:value-type="float">
            <text:p>30</text:p>
          </table:table-cell>
          <table:table-cell table:formula="of:=CONCATENATE([.$C$1];[.A31];[.$D$1])" office:value-type="string" office:string-value="(‘الرُّوم')," calcext:value-type="string">
            <text:p>(‘الرُّوم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لقمان" xlink:type="simple">لقمَان</text:a></text:p>
          </table:table-cell>
          <table:table-cell office:value-type="float" office:value="31" calcext:value-type="float">
            <text:p>31</text:p>
          </table:table-cell>
          <table:table-cell table:formula="of:=CONCATENATE([.$C$1];[.A32];[.$D$1])" office:value-type="string" office:string-value="(‘لقمَان')," calcext:value-type="string">
            <text:p>(‘لقمَان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سجدة" xlink:type="simple">السَّجدَة</text:a></text:p>
          </table:table-cell>
          <table:table-cell office:value-type="float" office:value="32" calcext:value-type="float">
            <text:p>32</text:p>
          </table:table-cell>
          <table:table-cell table:formula="of:=CONCATENATE([.$C$1];[.A33];[.$D$1])" office:value-type="string" office:string-value="(‘السَّجدَة')," calcext:value-type="string">
            <text:p>(‘السَّجدَة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أحزاب" xlink:type="simple">الأحزَاب</text:a></text:p>
          </table:table-cell>
          <table:table-cell office:value-type="float" office:value="33" calcext:value-type="float">
            <text:p>33</text:p>
          </table:table-cell>
          <table:table-cell table:formula="of:=CONCATENATE([.$C$1];[.A34];[.$D$1])" office:value-type="string" office:string-value="(‘الأحزَاب')," calcext:value-type="string">
            <text:p>(‘الأحزَاب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سبأ" xlink:type="simple">سَبَأ</text:a></text:p>
          </table:table-cell>
          <table:table-cell office:value-type="float" office:value="34" calcext:value-type="float">
            <text:p>34</text:p>
          </table:table-cell>
          <table:table-cell table:formula="of:=CONCATENATE([.$C$1];[.A35];[.$D$1])" office:value-type="string" office:string-value="(‘سَبَأ')," calcext:value-type="string">
            <text:p>(‘سَبَأ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فاطر" xlink:type="simple">فَاطِر</text:a></text:p>
          </table:table-cell>
          <table:table-cell office:value-type="float" office:value="35" calcext:value-type="float">
            <text:p>35</text:p>
          </table:table-cell>
          <table:table-cell table:formula="of:=CONCATENATE([.$C$1];[.A36];[.$D$1])" office:value-type="string" office:string-value="(‘فَاطِر')," calcext:value-type="string">
            <text:p>(‘فَاطِر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يس" xlink:type="simple">يس</text:a></text:p>
          </table:table-cell>
          <table:table-cell office:value-type="float" office:value="36" calcext:value-type="float">
            <text:p>36</text:p>
          </table:table-cell>
          <table:table-cell table:formula="of:=CONCATENATE([.$C$1];[.A37];[.$D$1])" office:value-type="string" office:string-value="(‘يس')," calcext:value-type="string">
            <text:p>(‘يس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صافات" xlink:type="simple">الصَّافات</text:a></text:p>
          </table:table-cell>
          <table:table-cell office:value-type="float" office:value="37" calcext:value-type="float">
            <text:p>37</text:p>
          </table:table-cell>
          <table:table-cell table:formula="of:=CONCATENATE([.$C$1];[.A38];[.$D$1])" office:value-type="string" office:string-value="(‘الصَّافات')," calcext:value-type="string">
            <text:p>(‘الصَّافات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ص" xlink:type="simple">ص</text:a></text:p>
          </table:table-cell>
          <table:table-cell office:value-type="float" office:value="38" calcext:value-type="float">
            <text:p>38</text:p>
          </table:table-cell>
          <table:table-cell table:formula="of:=CONCATENATE([.$C$1];[.A39];[.$D$1])" office:value-type="string" office:string-value="(‘ص')," calcext:value-type="string">
            <text:p>(‘ص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زمر" xlink:type="simple">الزُّمَر</text:a></text:p>
          </table:table-cell>
          <table:table-cell office:value-type="float" office:value="39" calcext:value-type="float">
            <text:p>39</text:p>
          </table:table-cell>
          <table:table-cell table:formula="of:=CONCATENATE([.$C$1];[.A40];[.$D$1])" office:value-type="string" office:string-value="(‘الزُّمَر')," calcext:value-type="string">
            <text:p>(‘الزُّمَر'),</text:p>
          </table:table-cell>
          <table:table-cell/>
        </table:table-row>
        <table:table-row table:style-name="ro2">
          <table:table-cell office:value-type="string" calcext:value-type="string">
            <text:p><text:a xlink:href="https://ar.wikipedia.org/wiki/سورة_غافر" xlink:type="simple">غَافِر</text:a></text:p>
          </table:table-cell>
          <table:table-cell office:value-type="float" office:value="40" calcext:value-type="float">
            <text:p>40</text:p>
          </table:table-cell>
          <table:table-cell table:formula="of:=CONCATENATE([.$C$1];[.A41];[.$D$1])" office:value-type="string" office:string-value="(‘غَافِر')," calcext:value-type="string">
            <text:p>(‘غَافِر'),</text:p>
          </table:table-cell>
          <table:table-cell/>
        </table:table-row>
        <table:table-row table:style-name="ro2">
          <table:table-cell office:value-type="string" calcext:value-type="string">
            <text:p><text:a xlink:href="https://ar.wikipedia.org/wiki/سورة_فصلت" xlink:type="simple">فُصِّلَتْ</text:a></text:p>
          </table:table-cell>
          <table:table-cell office:value-type="float" office:value="41" calcext:value-type="float">
            <text:p>41</text:p>
          </table:table-cell>
          <table:table-cell table:formula="of:=CONCATENATE([.$C$1];[.A42];[.$D$1])" office:value-type="string" office:string-value="(‘فُصِّلَتْ')," calcext:value-type="string">
            <text:p>(‘فُصِّلَتْ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شورى" xlink:type="simple">الشُّورَى</text:a></text:p>
          </table:table-cell>
          <table:table-cell office:value-type="float" office:value="42" calcext:value-type="float">
            <text:p>42</text:p>
          </table:table-cell>
          <table:table-cell table:formula="of:=CONCATENATE([.$C$1];[.A43];[.$D$1])" office:value-type="string" office:string-value="(‘الشُّورَى')," calcext:value-type="string">
            <text:p>(‘الشُّورَى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زخرف" xlink:type="simple">الزُّخْرُف</text:a></text:p>
          </table:table-cell>
          <table:table-cell office:value-type="float" office:value="43" calcext:value-type="float">
            <text:p>43</text:p>
          </table:table-cell>
          <table:table-cell table:formula="of:=CONCATENATE([.$C$1];[.A44];[.$D$1])" office:value-type="string" office:string-value="(‘الزُّخْرُف')," calcext:value-type="string">
            <text:p>(‘الزُّخْرُف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دخان" xlink:type="simple">الدخَان</text:a></text:p>
          </table:table-cell>
          <table:table-cell office:value-type="float" office:value="44" calcext:value-type="float">
            <text:p>44</text:p>
          </table:table-cell>
          <table:table-cell table:formula="of:=CONCATENATE([.$C$1];[.A45];[.$D$1])" office:value-type="string" office:string-value="(‘الدخَان')," calcext:value-type="string">
            <text:p>(‘الدخَان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جاثية" xlink:type="simple">الجَاثيَة</text:a></text:p>
          </table:table-cell>
          <table:table-cell office:value-type="float" office:value="45" calcext:value-type="float">
            <text:p>45</text:p>
          </table:table-cell>
          <table:table-cell table:formula="of:=CONCATENATE([.$C$1];[.A46];[.$D$1])" office:value-type="string" office:string-value="(‘الجَاثيَة')," calcext:value-type="string">
            <text:p>(‘الجَاثيَة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أحقاف" xlink:type="simple">الأحْقاف</text:a></text:p>
          </table:table-cell>
          <table:table-cell office:value-type="float" office:value="46" calcext:value-type="float">
            <text:p>46</text:p>
          </table:table-cell>
          <table:table-cell table:formula="of:=CONCATENATE([.$C$1];[.A47];[.$D$1])" office:value-type="string" office:string-value="(‘الأحْقاف')," calcext:value-type="string">
            <text:p>(‘الأحْقاف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محمد" xlink:type="simple">محَمَّد</text:a></text:p>
          </table:table-cell>
          <table:table-cell office:value-type="float" office:value="47" calcext:value-type="float">
            <text:p>47</text:p>
          </table:table-cell>
          <table:table-cell table:formula="of:=CONCATENATE([.$C$1];[.A48];[.$D$1])" office:value-type="string" office:string-value="(‘محَمَّد')," calcext:value-type="string">
            <text:p>(‘محَمَّد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فتح" xlink:type="simple">الفَتْح</text:a></text:p>
          </table:table-cell>
          <table:table-cell office:value-type="float" office:value="48" calcext:value-type="float">
            <text:p>48</text:p>
          </table:table-cell>
          <table:table-cell table:formula="of:=CONCATENATE([.$C$1];[.A49];[.$D$1])" office:value-type="string" office:string-value="(‘الفَتْح')," calcext:value-type="string">
            <text:p>(‘الفَتْح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حجرات" xlink:type="simple">الحُجرَات</text:a></text:p>
          </table:table-cell>
          <table:table-cell office:value-type="float" office:value="49" calcext:value-type="float">
            <text:p>49</text:p>
          </table:table-cell>
          <table:table-cell table:formula="of:=CONCATENATE([.$C$1];[.A50];[.$D$1])" office:value-type="string" office:string-value="(‘الحُجرَات')," calcext:value-type="string">
            <text:p>(‘الحُجرَات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ق" xlink:type="simple">ق</text:a></text:p>
          </table:table-cell>
          <table:table-cell office:value-type="float" office:value="50" calcext:value-type="float">
            <text:p>50</text:p>
          </table:table-cell>
          <table:table-cell table:formula="of:=CONCATENATE([.$C$1];[.A51];[.$D$1])" office:value-type="string" office:string-value="(‘ق')," calcext:value-type="string">
            <text:p>(‘ق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ذاريات" xlink:type="simple">الذَّاريَات</text:a></text:p>
          </table:table-cell>
          <table:table-cell office:value-type="float" office:value="51" calcext:value-type="float">
            <text:p>51</text:p>
          </table:table-cell>
          <table:table-cell table:formula="of:=CONCATENATE([.$C$1];[.A52];[.$D$1])" office:value-type="string" office:string-value="(‘الذَّاريَات')," calcext:value-type="string">
            <text:p>(‘الذَّاريَات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طور" xlink:type="simple">الطُّور</text:a></text:p>
          </table:table-cell>
          <table:table-cell office:value-type="float" office:value="52" calcext:value-type="float">
            <text:p>52</text:p>
          </table:table-cell>
          <table:table-cell table:formula="of:=CONCATENATE([.$C$1];[.A53];[.$D$1])" office:value-type="string" office:string-value="(‘الطُّور')," calcext:value-type="string">
            <text:p>(‘الطُّور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نجم" xlink:type="simple">النَّجْم</text:a></text:p>
          </table:table-cell>
          <table:table-cell office:value-type="float" office:value="53" calcext:value-type="float">
            <text:p>53</text:p>
          </table:table-cell>
          <table:table-cell table:formula="of:=CONCATENATE([.$C$1];[.A54];[.$D$1])" office:value-type="string" office:string-value="(‘النَّجْم')," calcext:value-type="string">
            <text:p>(‘النَّجْم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قمر" xlink:type="simple">القَمَر</text:a></text:p>
          </table:table-cell>
          <table:table-cell office:value-type="float" office:value="54" calcext:value-type="float">
            <text:p>54</text:p>
          </table:table-cell>
          <table:table-cell table:formula="of:=CONCATENATE([.$C$1];[.A55];[.$D$1])" office:value-type="string" office:string-value="(‘القَمَر')," calcext:value-type="string">
            <text:p>(‘القَمَر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رحمن" xlink:type="simple">الرَّحمن</text:a></text:p>
          </table:table-cell>
          <table:table-cell office:value-type="float" office:value="55" calcext:value-type="float">
            <text:p>55</text:p>
          </table:table-cell>
          <table:table-cell table:formula="of:=CONCATENATE([.$C$1];[.A56];[.$D$1])" office:value-type="string" office:string-value="(‘الرَّحمن')," calcext:value-type="string">
            <text:p>(‘الرَّحمن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واقعة" xlink:type="simple">الوَاقِعَة</text:a></text:p>
          </table:table-cell>
          <table:table-cell office:value-type="float" office:value="56" calcext:value-type="float">
            <text:p>56</text:p>
          </table:table-cell>
          <table:table-cell table:formula="of:=CONCATENATE([.$C$1];[.A57];[.$D$1])" office:value-type="string" office:string-value="(‘الوَاقِعَة')," calcext:value-type="string">
            <text:p>(‘الوَاقِعَة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حديد" xlink:type="simple">الحَديد</text:a></text:p>
          </table:table-cell>
          <table:table-cell office:value-type="float" office:value="57" calcext:value-type="float">
            <text:p>57</text:p>
          </table:table-cell>
          <table:table-cell table:formula="of:=CONCATENATE([.$C$1];[.A58];[.$D$1])" office:value-type="string" office:string-value="(‘الحَديد')," calcext:value-type="string">
            <text:p>(‘الحَديد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مجادلة" xlink:type="simple">المجَادلة</text:a></text:p>
          </table:table-cell>
          <table:table-cell office:value-type="float" office:value="58" calcext:value-type="float">
            <text:p>58</text:p>
          </table:table-cell>
          <table:table-cell table:formula="of:=CONCATENATE([.$C$1];[.A59];[.$D$1])" office:value-type="string" office:string-value="(‘المجَادلة')," calcext:value-type="string">
            <text:p>(‘المجَادلة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حشر" xlink:type="simple">الحَشر</text:a></text:p>
          </table:table-cell>
          <table:table-cell office:value-type="float" office:value="59" calcext:value-type="float">
            <text:p>59</text:p>
          </table:table-cell>
          <table:table-cell table:formula="of:=CONCATENATE([.$C$1];[.A60];[.$D$1])" office:value-type="string" office:string-value="(‘الحَشر')," calcext:value-type="string">
            <text:p>(‘الحَشر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ممتحنة" xlink:type="simple">المُمتَحنَة</text:a></text:p>
          </table:table-cell>
          <table:table-cell office:value-type="float" office:value="60" calcext:value-type="float">
            <text:p>60</text:p>
          </table:table-cell>
          <table:table-cell table:formula="of:=CONCATENATE([.$C$1];[.A61];[.$D$1])" office:value-type="string" office:string-value="(‘المُمتَحنَة')," calcext:value-type="string">
            <text:p>(‘المُمتَحنَة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صف" xlink:type="simple">الصَّف</text:a></text:p>
          </table:table-cell>
          <table:table-cell office:value-type="float" office:value="61" calcext:value-type="float">
            <text:p>61</text:p>
          </table:table-cell>
          <table:table-cell table:formula="of:=CONCATENATE([.$C$1];[.A62];[.$D$1])" office:value-type="string" office:string-value="(‘الصَّف')," calcext:value-type="string">
            <text:p>(‘الصَّف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جمعة" xlink:type="simple">الجُمُعَة</text:a></text:p>
          </table:table-cell>
          <table:table-cell office:value-type="float" office:value="62" calcext:value-type="float">
            <text:p>62</text:p>
          </table:table-cell>
          <table:table-cell table:formula="of:=CONCATENATE([.$C$1];[.A63];[.$D$1])" office:value-type="string" office:string-value="(‘الجُمُعَة')," calcext:value-type="string">
            <text:p>(‘الجُمُعَة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منافقون" xlink:type="simple">المنَافِقون</text:a></text:p>
          </table:table-cell>
          <table:table-cell office:value-type="float" office:value="63" calcext:value-type="float">
            <text:p>63</text:p>
          </table:table-cell>
          <table:table-cell table:formula="of:=CONCATENATE([.$C$1];[.A64];[.$D$1])" office:value-type="string" office:string-value="(‘المنَافِقون')," calcext:value-type="string">
            <text:p>(‘المنَافِقون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تغابن" xlink:type="simple">التغَابُن</text:a></text:p>
          </table:table-cell>
          <table:table-cell office:value-type="float" office:value="64" calcext:value-type="float">
            <text:p>64</text:p>
          </table:table-cell>
          <table:table-cell table:formula="of:=CONCATENATE([.$C$1];[.A65];[.$D$1])" office:value-type="string" office:string-value="(‘التغَابُن')," calcext:value-type="string">
            <text:p>(‘التغَابُن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طلاق" xlink:type="simple">الطلَاق</text:a></text:p>
          </table:table-cell>
          <table:table-cell office:value-type="float" office:value="65" calcext:value-type="float">
            <text:p>65</text:p>
          </table:table-cell>
          <table:table-cell table:formula="of:=CONCATENATE([.$C$1];[.A66];[.$D$1])" office:value-type="string" office:string-value="(‘الطلَاق')," calcext:value-type="string">
            <text:p>(‘الطلَاق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تحريم" xlink:type="simple">التحْريم</text:a></text:p>
          </table:table-cell>
          <table:table-cell office:value-type="float" office:value="66" calcext:value-type="float">
            <text:p>66</text:p>
          </table:table-cell>
          <table:table-cell table:formula="of:=CONCATENATE([.$C$1];[.A67];[.$D$1])" office:value-type="string" office:string-value="(‘التحْريم')," calcext:value-type="string">
            <text:p>(‘التحْريم'),</text:p>
          </table:table-cell>
          <table:table-cell/>
        </table:table-row>
        <table:table-row table:style-name="ro2">
          <table:table-cell office:value-type="string" calcext:value-type="string">
            <text:p><text:a xlink:href="https://ar.wikipedia.org/wiki/سورة_الملك" xlink:type="simple">المُلْك</text:a></text:p>
          </table:table-cell>
          <table:table-cell office:value-type="float" office:value="67" calcext:value-type="float">
            <text:p>67</text:p>
          </table:table-cell>
          <table:table-cell table:formula="of:=CONCATENATE([.$C$1];[.A68];[.$D$1])" office:value-type="string" office:string-value="(‘المُلْك')," calcext:value-type="string">
            <text:p>(‘المُلْك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قلم" xlink:type="simple">القَلَم</text:a></text:p>
          </table:table-cell>
          <table:table-cell office:value-type="float" office:value="68" calcext:value-type="float">
            <text:p>68</text:p>
          </table:table-cell>
          <table:table-cell table:formula="of:=CONCATENATE([.$C$1];[.A69];[.$D$1])" office:value-type="string" office:string-value="(‘القَلَم')," calcext:value-type="string">
            <text:p>(‘القَلَم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حاقة" xlink:type="simple">الحَاقَّة</text:a></text:p>
          </table:table-cell>
          <table:table-cell office:value-type="float" office:value="69" calcext:value-type="float">
            <text:p>69</text:p>
          </table:table-cell>
          <table:table-cell table:formula="of:=CONCATENATE([.$C$1];[.A70];[.$D$1])" office:value-type="string" office:string-value="(‘الحَاقَّة')," calcext:value-type="string">
            <text:p>(‘الحَاقَّة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معارج" xlink:type="simple">المعَارج</text:a></text:p>
          </table:table-cell>
          <table:table-cell office:value-type="float" office:value="70" calcext:value-type="float">
            <text:p>70</text:p>
          </table:table-cell>
          <table:table-cell table:formula="of:=CONCATENATE([.$C$1];[.A71];[.$D$1])" office:value-type="string" office:string-value="(‘المعَارج')," calcext:value-type="string">
            <text:p>(‘المعَارج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نوح" xlink:type="simple">نُوح</text:a></text:p>
          </table:table-cell>
          <table:table-cell office:value-type="float" office:value="71" calcext:value-type="float">
            <text:p>71</text:p>
          </table:table-cell>
          <table:table-cell table:formula="of:=CONCATENATE([.$C$1];[.A72];[.$D$1])" office:value-type="string" office:string-value="(‘نُوح')," calcext:value-type="string">
            <text:p>(‘نُوح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جن" xlink:type="simple">الجِن</text:a></text:p>
          </table:table-cell>
          <table:table-cell office:value-type="float" office:value="72" calcext:value-type="float">
            <text:p>72</text:p>
          </table:table-cell>
          <table:table-cell table:formula="of:=CONCATENATE([.$C$1];[.A73];[.$D$1])" office:value-type="string" office:string-value="(‘الجِن')," calcext:value-type="string">
            <text:p>(‘الجِن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مزمل" xlink:type="simple">المُزَّمِّل</text:a></text:p>
          </table:table-cell>
          <table:table-cell office:value-type="float" office:value="73" calcext:value-type="float">
            <text:p>73</text:p>
          </table:table-cell>
          <table:table-cell table:formula="of:=CONCATENATE([.$C$1];[.A74];[.$D$1])" office:value-type="string" office:string-value="(‘المُزَّمِّل')," calcext:value-type="string">
            <text:p>(‘المُزَّمِّل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مدثر" xlink:type="simple">المُدَّثِّر</text:a></text:p>
          </table:table-cell>
          <table:table-cell office:value-type="float" office:value="74" calcext:value-type="float">
            <text:p>74</text:p>
          </table:table-cell>
          <table:table-cell table:formula="of:=CONCATENATE([.$C$1];[.A75];[.$D$1])" office:value-type="string" office:string-value="(‘المُدَّثِّر')," calcext:value-type="string">
            <text:p>(‘المُدَّثِّر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قيامة" xlink:type="simple">القِيَامَة</text:a></text:p>
          </table:table-cell>
          <table:table-cell office:value-type="float" office:value="75" calcext:value-type="float">
            <text:p>75</text:p>
          </table:table-cell>
          <table:table-cell table:formula="of:=CONCATENATE([.$C$1];[.A76];[.$D$1])" office:value-type="string" office:string-value="(‘القِيَامَة')," calcext:value-type="string">
            <text:p>(‘القِيَامَة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إنسان" xlink:type="simple">الإنسَان</text:a></text:p>
          </table:table-cell>
          <table:table-cell office:value-type="float" office:value="76" calcext:value-type="float">
            <text:p>76</text:p>
          </table:table-cell>
          <table:table-cell table:formula="of:=CONCATENATE([.$C$1];[.A77];[.$D$1])" office:value-type="string" office:string-value="(‘الإنسَان')," calcext:value-type="string">
            <text:p>(‘الإنسَان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مرسلات" xlink:type="simple">المُرسَلات</text:a></text:p>
          </table:table-cell>
          <table:table-cell office:value-type="float" office:value="77" calcext:value-type="float">
            <text:p>77</text:p>
          </table:table-cell>
          <table:table-cell table:formula="of:=CONCATENATE([.$C$1];[.A78];[.$D$1])" office:value-type="string" office:string-value="(‘المُرسَلات')," calcext:value-type="string">
            <text:p>(‘المُرسَلات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نبأ" xlink:type="simple">النَّبَأ</text:a></text:p>
          </table:table-cell>
          <table:table-cell office:value-type="float" office:value="78" calcext:value-type="float">
            <text:p>78</text:p>
          </table:table-cell>
          <table:table-cell table:formula="of:=CONCATENATE([.$C$1];[.A79];[.$D$1])" office:value-type="string" office:string-value="(‘النَّبَأ')," calcext:value-type="string">
            <text:p>(‘النَّبَأ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نازعات" xlink:type="simple">النّازعَات</text:a></text:p>
          </table:table-cell>
          <table:table-cell office:value-type="float" office:value="79" calcext:value-type="float">
            <text:p>79</text:p>
          </table:table-cell>
          <table:table-cell table:formula="of:=CONCATENATE([.$C$1];[.A80];[.$D$1])" office:value-type="string" office:string-value="(‘النّازعَات')," calcext:value-type="string">
            <text:p>(‘النّازعَات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عبس" xlink:type="simple">عَبَس</text:a></text:p>
          </table:table-cell>
          <table:table-cell office:value-type="float" office:value="80" calcext:value-type="float">
            <text:p>80</text:p>
          </table:table-cell>
          <table:table-cell table:formula="of:=CONCATENATE([.$C$1];[.A81];[.$D$1])" office:value-type="string" office:string-value="(‘عَبَس')," calcext:value-type="string">
            <text:p>(‘عَبَس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تكوير" xlink:type="simple">التَّكوير</text:a></text:p>
          </table:table-cell>
          <table:table-cell office:value-type="float" office:value="81" calcext:value-type="float">
            <text:p>81</text:p>
          </table:table-cell>
          <table:table-cell table:formula="of:=CONCATENATE([.$C$1];[.A82];[.$D$1])" office:value-type="string" office:string-value="(‘التَّكوير')," calcext:value-type="string">
            <text:p>(‘التَّكوير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انفطار" xlink:type="simple">الانفِطار</text:a></text:p>
          </table:table-cell>
          <table:table-cell office:value-type="float" office:value="82" calcext:value-type="float">
            <text:p>82</text:p>
          </table:table-cell>
          <table:table-cell table:formula="of:=CONCATENATE([.$C$1];[.A83];[.$D$1])" office:value-type="string" office:string-value="(‘الانفِطار')," calcext:value-type="string">
            <text:p>(‘الانفِطار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مطففين" xlink:type="simple">المطفِّفِين</text:a></text:p>
          </table:table-cell>
          <table:table-cell office:value-type="float" office:value="83" calcext:value-type="float">
            <text:p>83</text:p>
          </table:table-cell>
          <table:table-cell table:formula="of:=CONCATENATE([.$C$1];[.A84];[.$D$1])" office:value-type="string" office:string-value="(‘المطفِّفِين')," calcext:value-type="string">
            <text:p>(‘المطفِّفِين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انشقاق" xlink:type="simple">الانْشِقَاق</text:a></text:p>
          </table:table-cell>
          <table:table-cell office:value-type="float" office:value="84" calcext:value-type="float">
            <text:p>84</text:p>
          </table:table-cell>
          <table:table-cell table:formula="of:=CONCATENATE([.$C$1];[.A85];[.$D$1])" office:value-type="string" office:string-value="(‘الانْشِقَاق')," calcext:value-type="string">
            <text:p>(‘الانْشِقَاق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بروج" xlink:type="simple">البرُوج</text:a></text:p>
          </table:table-cell>
          <table:table-cell office:value-type="float" office:value="85" calcext:value-type="float">
            <text:p>85</text:p>
          </table:table-cell>
          <table:table-cell table:formula="of:=CONCATENATE([.$C$1];[.A86];[.$D$1])" office:value-type="string" office:string-value="(‘البرُوج')," calcext:value-type="string">
            <text:p>(‘البرُوج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طارق" xlink:type="simple">الطَّارِق</text:a></text:p>
          </table:table-cell>
          <table:table-cell office:value-type="float" office:value="86" calcext:value-type="float">
            <text:p>86</text:p>
          </table:table-cell>
          <table:table-cell table:formula="of:=CONCATENATE([.$C$1];[.A87];[.$D$1])" office:value-type="string" office:string-value="(‘الطَّارِق')," calcext:value-type="string">
            <text:p>(‘الطَّارِق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أعلى" xlink:type="simple">الأَعْلى</text:a></text:p>
          </table:table-cell>
          <table:table-cell office:value-type="float" office:value="87" calcext:value-type="float">
            <text:p>87</text:p>
          </table:table-cell>
          <table:table-cell table:formula="of:=CONCATENATE([.$C$1];[.A88];[.$D$1])" office:value-type="string" office:string-value="(‘الأَعْلى')," calcext:value-type="string">
            <text:p>(‘الأَعْلى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غاشية" xlink:type="simple">الغَاشِية</text:a></text:p>
          </table:table-cell>
          <table:table-cell office:value-type="float" office:value="88" calcext:value-type="float">
            <text:p>88</text:p>
          </table:table-cell>
          <table:table-cell table:formula="of:=CONCATENATE([.$C$1];[.A89];[.$D$1])" office:value-type="string" office:string-value="(‘الغَاشِية')," calcext:value-type="string">
            <text:p>(‘الغَاشِية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فجر" xlink:type="simple">الفَجْر</text:a></text:p>
          </table:table-cell>
          <table:table-cell office:value-type="float" office:value="89" calcext:value-type="float">
            <text:p>89</text:p>
          </table:table-cell>
          <table:table-cell table:formula="of:=CONCATENATE([.$C$1];[.A90];[.$D$1])" office:value-type="string" office:string-value="(‘الفَجْر')," calcext:value-type="string">
            <text:p>(‘الفَجْر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بلد" xlink:type="simple">البَلَد</text:a></text:p>
          </table:table-cell>
          <table:table-cell office:value-type="float" office:value="90" calcext:value-type="float">
            <text:p>90</text:p>
          </table:table-cell>
          <table:table-cell table:formula="of:=CONCATENATE([.$C$1];[.A91];[.$D$1])" office:value-type="string" office:string-value="(‘البَلَد')," calcext:value-type="string">
            <text:p>(‘البَلَد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شمس" xlink:type="simple">الشَّمْس</text:a></text:p>
          </table:table-cell>
          <table:table-cell office:value-type="float" office:value="91" calcext:value-type="float">
            <text:p>91</text:p>
          </table:table-cell>
          <table:table-cell table:formula="of:=CONCATENATE([.$C$1];[.A92];[.$D$1])" office:value-type="string" office:string-value="(‘الشَّمْس')," calcext:value-type="string">
            <text:p>(‘الشَّمْس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ليل" xlink:type="simple">الليْل</text:a></text:p>
          </table:table-cell>
          <table:table-cell office:value-type="float" office:value="92" calcext:value-type="float">
            <text:p>92</text:p>
          </table:table-cell>
          <table:table-cell table:formula="of:=CONCATENATE([.$C$1];[.A93];[.$D$1])" office:value-type="string" office:string-value="(‘الليْل')," calcext:value-type="string">
            <text:p>(‘الليْل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ضحى" xlink:type="simple">الضُّحَى</text:a></text:p>
          </table:table-cell>
          <table:table-cell office:value-type="float" office:value="93" calcext:value-type="float">
            <text:p>93</text:p>
          </table:table-cell>
          <table:table-cell table:formula="of:=CONCATENATE([.$C$1];[.A94];[.$D$1])" office:value-type="string" office:string-value="(‘الضُّحَى')," calcext:value-type="string">
            <text:p>(‘الضُّحَى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شرح" xlink:type="simple">الشَّرْح</text:a></text:p>
          </table:table-cell>
          <table:table-cell office:value-type="float" office:value="94" calcext:value-type="float">
            <text:p>94</text:p>
          </table:table-cell>
          <table:table-cell table:formula="of:=CONCATENATE([.$C$1];[.A95];[.$D$1])" office:value-type="string" office:string-value="(‘الشَّرْح')," calcext:value-type="string">
            <text:p>(‘الشَّرْح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تين" xlink:type="simple">التِّين</text:a></text:p>
          </table:table-cell>
          <table:table-cell office:value-type="float" office:value="95" calcext:value-type="float">
            <text:p>95</text:p>
          </table:table-cell>
          <table:table-cell table:formula="of:=CONCATENATE([.$C$1];[.A96];[.$D$1])" office:value-type="string" office:string-value="(‘التِّين')," calcext:value-type="string">
            <text:p>(‘التِّين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علق" xlink:type="simple">العَلَق</text:a></text:p>
          </table:table-cell>
          <table:table-cell office:value-type="float" office:value="96" calcext:value-type="float">
            <text:p>96</text:p>
          </table:table-cell>
          <table:table-cell table:formula="of:=CONCATENATE([.$C$1];[.A97];[.$D$1])" office:value-type="string" office:string-value="(‘العَلَق')," calcext:value-type="string">
            <text:p>(‘العَلَق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قدر" xlink:type="simple">القَدْر</text:a></text:p>
          </table:table-cell>
          <table:table-cell office:value-type="float" office:value="97" calcext:value-type="float">
            <text:p>97</text:p>
          </table:table-cell>
          <table:table-cell table:formula="of:=CONCATENATE([.$C$1];[.A98];[.$D$1])" office:value-type="string" office:string-value="(‘القَدْر')," calcext:value-type="string">
            <text:p>(‘القَدْر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بينة" xlink:type="simple">البَينَة</text:a></text:p>
          </table:table-cell>
          <table:table-cell office:value-type="float" office:value="98" calcext:value-type="float">
            <text:p>98</text:p>
          </table:table-cell>
          <table:table-cell table:formula="of:=CONCATENATE([.$C$1];[.A99];[.$D$1])" office:value-type="string" office:string-value="(‘البَينَة')," calcext:value-type="string">
            <text:p>(‘البَينَة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زلزلة" xlink:type="simple">الزلزَلة</text:a></text:p>
          </table:table-cell>
          <table:table-cell office:value-type="float" office:value="99" calcext:value-type="float">
            <text:p>99</text:p>
          </table:table-cell>
          <table:table-cell table:formula="of:=CONCATENATE([.$C$1];[.A100];[.$D$1])" office:value-type="string" office:string-value="(‘الزلزَلة')," calcext:value-type="string">
            <text:p>(‘الزلزَلة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عاديات" xlink:type="simple">العَادِيات</text:a></text:p>
          </table:table-cell>
          <table:table-cell office:value-type="float" office:value="100" calcext:value-type="float">
            <text:p>100</text:p>
          </table:table-cell>
          <table:table-cell table:formula="of:=CONCATENATE([.$C$1];[.A101];[.$D$1])" office:value-type="string" office:string-value="(‘العَادِيات')," calcext:value-type="string">
            <text:p>(‘العَادِيات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قارعة" xlink:type="simple">القَارِعة</text:a></text:p>
          </table:table-cell>
          <table:table-cell office:value-type="float" office:value="101" calcext:value-type="float">
            <text:p>101</text:p>
          </table:table-cell>
          <table:table-cell table:formula="of:=CONCATENATE([.$C$1];[.A102];[.$D$1])" office:value-type="string" office:string-value="(‘القَارِعة')," calcext:value-type="string">
            <text:p>(‘القَارِعة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تكاثر" xlink:type="simple">التَّكَاثر</text:a></text:p>
          </table:table-cell>
          <table:table-cell office:value-type="float" office:value="102" calcext:value-type="float">
            <text:p>102</text:p>
          </table:table-cell>
          <table:table-cell table:formula="of:=CONCATENATE([.$C$1];[.A103];[.$D$1])" office:value-type="string" office:string-value="(‘التَّكَاثر')," calcext:value-type="string">
            <text:p>(‘التَّكَاثر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عصر" xlink:type="simple">العَصْر</text:a></text:p>
          </table:table-cell>
          <table:table-cell office:value-type="float" office:value="103" calcext:value-type="float">
            <text:p>103</text:p>
          </table:table-cell>
          <table:table-cell table:formula="of:=CONCATENATE([.$C$1];[.A104];[.$D$1])" office:value-type="string" office:string-value="(‘العَصْر')," calcext:value-type="string">
            <text:p>(‘العَصْر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همزة" xlink:type="simple">الهُمَزَة</text:a></text:p>
          </table:table-cell>
          <table:table-cell office:value-type="float" office:value="104" calcext:value-type="float">
            <text:p>104</text:p>
          </table:table-cell>
          <table:table-cell table:formula="of:=CONCATENATE([.$C$1];[.A105];[.$D$1])" office:value-type="string" office:string-value="(‘الهُمَزَة')," calcext:value-type="string">
            <text:p>(‘الهُمَزَة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فيل" xlink:type="simple">الفِيل</text:a></text:p>
          </table:table-cell>
          <table:table-cell office:value-type="float" office:value="105" calcext:value-type="float">
            <text:p>105</text:p>
          </table:table-cell>
          <table:table-cell table:formula="of:=CONCATENATE([.$C$1];[.A106];[.$D$1])" office:value-type="string" office:string-value="(‘الفِيل')," calcext:value-type="string">
            <text:p>(‘الفِيل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قريش" xlink:type="simple">قُرَيْش</text:a></text:p>
          </table:table-cell>
          <table:table-cell office:value-type="float" office:value="106" calcext:value-type="float">
            <text:p>106</text:p>
          </table:table-cell>
          <table:table-cell table:formula="of:=CONCATENATE([.$C$1];[.A107];[.$D$1])" office:value-type="string" office:string-value="(‘قُرَيْش')," calcext:value-type="string">
            <text:p>(‘قُرَيْش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ماعون" xlink:type="simple">المَاعُون</text:a></text:p>
          </table:table-cell>
          <table:table-cell office:value-type="float" office:value="107" calcext:value-type="float">
            <text:p>107</text:p>
          </table:table-cell>
          <table:table-cell table:formula="of:=CONCATENATE([.$C$1];[.A108];[.$D$1])" office:value-type="string" office:string-value="(‘المَاعُون')," calcext:value-type="string">
            <text:p>(‘المَاعُون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كوثر" xlink:type="simple">الكَوْثَر</text:a></text:p>
          </table:table-cell>
          <table:table-cell office:value-type="float" office:value="108" calcext:value-type="float">
            <text:p>108</text:p>
          </table:table-cell>
          <table:table-cell table:formula="of:=CONCATENATE([.$C$1];[.A109];[.$D$1])" office:value-type="string" office:string-value="(‘الكَوْثَر')," calcext:value-type="string">
            <text:p>(‘الكَوْثَر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كافرون" xlink:type="simple">الكَافِرُون</text:a></text:p>
          </table:table-cell>
          <table:table-cell office:value-type="float" office:value="109" calcext:value-type="float">
            <text:p>109</text:p>
          </table:table-cell>
          <table:table-cell table:formula="of:=CONCATENATE([.$C$1];[.A110];[.$D$1])" office:value-type="string" office:string-value="(‘الكَافِرُون')," calcext:value-type="string">
            <text:p>(‘الكَافِرُون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نصر" xlink:type="simple">النَّصر</text:a></text:p>
          </table:table-cell>
          <table:table-cell office:value-type="float" office:value="110" calcext:value-type="float">
            <text:p>110</text:p>
          </table:table-cell>
          <table:table-cell table:formula="of:=CONCATENATE([.$C$1];[.A111];[.$D$1])" office:value-type="string" office:string-value="(‘النَّصر')," calcext:value-type="string">
            <text:p>(‘النَّصر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مسد" xlink:type="simple">المَسَد</text:a></text:p>
          </table:table-cell>
          <table:table-cell office:value-type="float" office:value="111" calcext:value-type="float">
            <text:p>111</text:p>
          </table:table-cell>
          <table:table-cell table:formula="of:=CONCATENATE([.$C$1];[.A112];[.$D$1])" office:value-type="string" office:string-value="(‘المَسَد')," calcext:value-type="string">
            <text:p>(‘المَسَد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إخلاص" xlink:type="simple">الإخْلَاص</text:a></text:p>
          </table:table-cell>
          <table:table-cell office:value-type="float" office:value="112" calcext:value-type="float">
            <text:p>112</text:p>
          </table:table-cell>
          <table:table-cell table:formula="of:=CONCATENATE([.$C$1];[.A113];[.$D$1])" office:value-type="string" office:string-value="(‘الإخْلَاص')," calcext:value-type="string">
            <text:p>(‘الإخْلَاص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فلق" xlink:type="simple">الفَلَق</text:a></text:p>
          </table:table-cell>
          <table:table-cell office:value-type="float" office:value="113" calcext:value-type="float">
            <text:p>113</text:p>
          </table:table-cell>
          <table:table-cell table:formula="of:=CONCATENATE([.$C$1];[.A114];[.$D$1])" office:value-type="string" office:string-value="(‘الفَلَق')," calcext:value-type="string">
            <text:p>(‘الفَلَق'),</text:p>
          </table:table-cell>
          <table:table-cell/>
        </table:table-row>
        <table:table-row table:style-name="ro3">
          <table:table-cell office:value-type="string" calcext:value-type="string">
            <text:p><text:a xlink:href="https://ar.wikipedia.org/wiki/سورة_الناس" xlink:type="simple">النَّاس</text:a></text:p>
          </table:table-cell>
          <table:table-cell office:value-type="float" office:value="114" calcext:value-type="float">
            <text:p>114</text:p>
          </table:table-cell>
          <table:table-cell table:formula="of:=CONCATENATE([.$C$1];[.A115];[.$D$1])" office:value-type="string" office:string-value="(‘النَّاس')," calcext:value-type="string">
            <text:p>(‘النَّاس'),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0T19:20:03.939000000</meta:creation-date>
    <dc:date>2023-12-10T21:11:58.536000000</dc:date>
    <meta:editing-duration>PT1H51M56S</meta:editing-duration>
    <meta:editing-cycles>1</meta:editing-cycles>
    <meta:document-statistic meta:table-count="1" meta:cell-count="346" meta:object-count="0"/>
    <meta:generator>LibreOffice/7.4.1.2$Windows_X86_64 LibreOffice_project/3c58a8f3a960df8bc8fd77b461821e42c061c5f0</meta:generator>
  </office:meta>
</office:document-meta>
</file>